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7.1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195cm" fo:min-width="4.58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dash" draw:stroke-dash="Dot" svg:stroke-width="0.053cm" draw:marker-start-width="0.279cm" draw:marker-end-width="0.279cm" svg:stroke-linecap="butt" draw:fill="none" draw:fill-color="#ffffff" draw:textarea-horizontal-align="justify" draw:textarea-vertical-align="middle" draw:auto-grow-height="false" fo:min-height="7.953cm" fo:min-width="14.68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27cm" svg:x="1.905cm" svg:y="5.08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6.985cm" svg:y="5.08cm">
          <text:p text:style-name="P1">DIG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12.065cm" svg:y="5.08cm">
          <text:p text:style-name="P1">RE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175cm" svg:x="17.145cm" svg:y="4.445cm">
          <text:p text:style-name="P1">Analysis</text:p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175cm" svg:x="1.27cm" svg:y="0.635cm">
          <text:p text:style-name="P1">Geant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2.54cm" svg:x="6.35cm" svg:y="1.27cm">
          <text:p text:style-name="P1">Custom Subsystem-Specific Tooling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175cm" svg:y1="3.81cm" svg:x2="3.175cm" svg:y2="5.08cm">
          <text:p/>
        </draw:line>
        <draw:line draw:style-name="gr6" draw:text-style-name="P2" draw:layer="layout" svg:x1="9.525cm" svg:y1="3.81cm" svg:x2="8.255cm" svg:y2="5.08cm">
          <text:p/>
        </draw:line>
        <draw:line draw:style-name="gr7" draw:text-style-name="P2" draw:layer="layout" svg:x1="11.43cm" svg:y1="3.81cm" svg:x2="12.7cm" svg:y2="5.08cm">
          <text:p/>
        </draw:line>
        <draw:custom-shape draw:style-name="gr8" draw:text-style-name="P1" draw:layer="layout" svg:width="2.54cm" svg:height="1.27cm" svg:x="6.985cm" svg:y="8.89cm">
          <text:p text:style-name="P1">RAW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4.445cm" svg:x="0.635cm" svg:y="8.89cm">
          <text:p text:style-name="P1">Real Detector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5.715cm" svg:y1="10.16cm" svg:x2="6.985cm" svg:y2="9.525cm">
          <text:p/>
        </draw:line>
        <draw:line draw:style-name="gr11" draw:text-style-name="P2" draw:layer="layout" svg:x1="8.255cm" svg:y1="8.89cm" svg:x2="8.255cm" svg:y2="6.35cm">
          <text:p/>
        </draw:line>
        <draw:line draw:style-name="gr12" draw:text-style-name="P2" draw:layer="layout" svg:x1="3.81cm" svg:y1="5.715cm" svg:x2="6.985cm" svg:y2="5.715cm">
          <text:p/>
        </draw:line>
        <draw:line draw:style-name="gr13" draw:text-style-name="P2" draw:layer="layout" svg:x1="8.89cm" svg:y1="5.715cm" svg:x2="12.065cm" svg:y2="5.715cm">
          <text:p/>
        </draw:line>
        <draw:line draw:style-name="gr14" draw:text-style-name="P2" draw:layer="layout" svg:x1="13.97cm" svg:y1="5.715cm" svg:x2="17.145cm" svg:y2="5.715cm">
          <text:p/>
        </draw:line>
        <draw:custom-shape draw:style-name="gr15" draw:text-style-name="P3" draw:layer="layout" svg:width="15.24cm" svg:height="8.255cm" svg:x="0.635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673cm" svg:height="0.962cm" svg:x="6.804cm" svg:y="0cm">
          <draw:text-box>
            <text:p>Framework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15:03:07.517131830</meta:creation-date>
    <dc:date>2024-01-24T15:08:48.752845426</dc:date>
    <meta:editing-duration>PT5M41S</meta:editing-duration>
    <meta:editing-cycles>2</meta:editing-cycles>
    <meta:document-statistic meta:object-count="41"/>
    <meta:generator>LibreOffice/7.3.7.2$Linux_X86_64 LibreOffice_project/30$Build-2</meta:generator>
  </office:meta>
</office:document-meta>
</file>